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6cd" officeooo:paragraph-rsid="001f46c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b8b4" officeooo:paragraph-rsid="001fb8b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0a21d" officeooo:paragraph-rsid="0020a21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0a21d" officeooo:paragraph-rsid="0020a21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0a21d" officeooo:paragraph-rsid="0021561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0a21d" officeooo:paragraph-rsid="00221aa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0a21d" officeooo:paragraph-rsid="0024b82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0a21d" officeooo:paragraph-rsid="0026b19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0a21d" officeooo:paragraph-rsid="0029c07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0a21d" officeooo:paragraph-rsid="002aeaf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0a21d" officeooo:paragraph-rsid="002b558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f4531" officeooo:paragraph-rsid="002f453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1317a" officeooo:paragraph-rsid="0031317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2bbae" officeooo:paragraph-rsid="0032bba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3bb2e" officeooo:paragraph-rsid="0036ff6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0a21d" officeooo:paragraph-rsid="0020a21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0a21d" officeooo:paragraph-rsid="002aeaf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0a21d" officeooo:paragraph-rsid="002b558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1561f" officeooo:paragraph-rsid="0021561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1561f" officeooo:paragraph-rsid="00221aa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1561f" officeooo:paragraph-rsid="002aeaf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1561f" officeooo:paragraph-rsid="002b558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f46cd" officeooo:paragraph-rsid="002aeafd" style:font-weight-asian="normal" style:font-weight-complex="normal"/>
    </style:style>
    <style:style style:name="P24" style:family="paragraph" style:parent-style-name="Standard">
      <style:text-properties fo:font-weight="normal" officeooo:rsid="001f46cd" officeooo:paragraph-rsid="002b5583" style:font-weight-asian="normal" style:font-weight-complex="normal"/>
    </style:style>
    <style:style style:name="P25" style:family="paragraph" style:parent-style-name="Standard">
      <style:text-properties fo:font-weight="normal" officeooo:rsid="0033bb2e" officeooo:paragraph-rsid="0033bb2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3a3d9d"/>
    </style:style>
    <style:style style:name="P27" style:family="paragraph" style:parent-style-name="Standard">
      <style:paragraph-properties fo:text-align="justify" style:justify-single-word="false"/>
      <style:text-properties style:font-name="Arial" fo:font-weight="normal" officeooo:rsid="002f4531" officeooo:paragraph-rsid="002f4531" style:font-weight-asian="normal" style:font-weight-complex="normal"/>
    </style:style>
    <style:style style:name="P28" style:family="paragraph" style:parent-style-name="Standard">
      <style:text-properties style:font-name="Arial" fo:font-size="12pt" fo:language="pt" fo:country="BR" style:font-size-asian="12pt" style:font-size-complex="12pt"/>
    </style:style>
    <style:style style:name="P29" style:family="paragraph" style:parent-style-name="Standard">
      <style:text-properties style:font-name="Arial" fo:font-size="12pt" fo:language="pt" fo:country="BR" fo:font-weight="normal" officeooo:rsid="001f46cd" officeooo:paragraph-rsid="002b5583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language="pt" fo:country="BR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31317a" officeooo:paragraph-rsid="0031317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2bbae" officeooo:paragraph-rsid="0032bb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3bb2e" officeooo:paragraph-rsid="003a3d9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3bb2e" officeooo:paragraph-rsid="0033bb2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fo:font-weight="normal" officeooo:rsid="0033bb2e" officeooo:paragraph-rsid="0033bb2e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3491da" officeooo:paragraph-rsid="003491da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normal" fo:font-weight="bold" officeooo:rsid="003491da" officeooo:paragraph-rsid="003491da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officeooo:rsid="0033bb2e" officeooo:paragraph-rsid="0033bb2e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1561f" officeooo:paragraph-rsid="002b5583" style:font-weight-asian="normal" style:font-weight-complex="normal"/>
    </style:style>
    <style:style style:name="T1" style:family="text">
      <style:text-properties officeooo:rsid="001f46c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b8b4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221aa6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aeaf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b558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46cd" style:font-weight-asian="normal" style:font-weight-complex="normal"/>
    </style:style>
    <style:style style:name="T9" style:family="text">
      <style:text-properties officeooo:rsid="001fb8b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561f" style:font-weight-asian="normal" style:font-weight-complex="normal"/>
    </style:style>
    <style:style style:name="T13" style:family="text">
      <style:text-properties fo:font-weight="normal" officeooo:rsid="00221aa6" style:font-weight-asian="normal" style:font-weight-complex="normal"/>
    </style:style>
    <style:style style:name="T14" style:family="text">
      <style:text-properties fo:font-weight="normal" officeooo:rsid="0022e2d6" style:font-weight-asian="normal" style:font-weight-complex="normal"/>
    </style:style>
    <style:style style:name="T15" style:family="text">
      <style:text-properties fo:font-weight="normal" officeooo:rsid="0023d897" style:font-weight-asian="normal" style:font-weight-complex="normal"/>
    </style:style>
    <style:style style:name="T16" style:family="text">
      <style:text-properties fo:font-weight="normal" officeooo:rsid="001f46cd" style:font-weight-asian="normal" style:font-weight-complex="normal"/>
    </style:style>
    <style:style style:name="T17" style:family="text">
      <style:text-properties fo:font-weight="normal" officeooo:rsid="0024b827" style:font-weight-asian="normal" style:font-weight-complex="normal"/>
    </style:style>
    <style:style style:name="T18" style:family="text">
      <style:text-properties fo:font-weight="normal" officeooo:rsid="001fb8b4" style:font-weight-asian="normal" style:font-weight-complex="normal"/>
    </style:style>
    <style:style style:name="T19" style:family="text">
      <style:text-properties fo:font-weight="normal" officeooo:rsid="0026f5c9" style:font-weight-asian="normal" style:font-weight-complex="normal"/>
    </style:style>
    <style:style style:name="T20" style:family="text">
      <style:text-properties fo:font-weight="normal" officeooo:rsid="00287684" style:font-weight-asian="normal" style:font-weight-complex="normal"/>
    </style:style>
    <style:style style:name="T21" style:family="text">
      <style:text-properties fo:font-weight="normal" officeooo:rsid="0029c075" style:font-weight-asian="normal" style:font-weight-complex="normal"/>
    </style:style>
    <style:style style:name="T22" style:family="text">
      <style:text-properties fo:font-weight="normal" officeooo:rsid="002aeafd" style:font-weight-asian="normal" style:font-weight-complex="normal"/>
    </style:style>
    <style:style style:name="T23" style:family="text">
      <style:text-properties fo:font-weight="normal" officeooo:rsid="002b5583" style:font-weight-asian="normal" style:font-weight-complex="normal"/>
    </style:style>
    <style:style style:name="T24" style:family="text">
      <style:text-properties officeooo:rsid="002aeafd"/>
    </style:style>
    <style:style style:name="T25" style:family="text">
      <style:text-properties style:text-underline-style="none" fo:font-weight="normal" officeooo:rsid="002aeafd" style:font-weight-asian="normal" style:font-weight-complex="normal"/>
    </style:style>
    <style:style style:name="T26" style:family="text">
      <style:text-properties style:text-underline-style="none" fo:font-weight="normal" officeooo:rsid="002b5583" style:font-weight-asian="normal" style:font-weight-complex="normal"/>
    </style:style>
    <style:style style:name="T27" style:family="text">
      <style:text-properties officeooo:rsid="002b5583"/>
    </style:style>
    <style:style style:name="T28" style:family="text">
      <style:text-properties officeooo:rsid="002bf96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ff6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bb2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3d9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33bb2e" style:font-style-asian="normal" style:font-weight-asian="bold" style:font-style-complex="normal" style:font-weight-complex="bold"/>
    </style:style>
    <style:style style:name="T35" style:family="text">
      <style:text-properties officeooo:rsid="0035eef1"/>
    </style:style>
    <style:style style:name="T36" style:family="text">
      <style:text-properties officeooo:rsid="003a4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LÓGICO <text:span text:style-name="T36">Questão 1</text:span></text:p>
      <text:p text:style-name="Standard"/>
      <text:p text:style-name="P1"><text:span text:style-name="T10">Veiculo</text:span>(<text:span text:style-name="T2">id_placa</text:span> ,ano_fabricacao, modelo, cor)</text:p>
      <text:p text:style-name="P1"/>
      <text:p text:style-name="P1"><text:span text:style-name="T10">Proprietario</text:span>(<text:span text:style-name="T2">id_proprietario,</text:span> cnh, data_nascimento, <text:span text:style-name="T9">nome, </text:span>sobrenome, <text:span text:style-name="T9">cpf, identidade,</text:span>)</text:p>
      <text:p text:style-name="P1"/>
      <text:p text:style-name="P1"><text:span text:style-name="T10">Propriedade</text:span>( <text:span text:style-name="T2">id_placa</text:span>, <text:span text:style-name="T2">id_proprietario</text:span>)</text:p>
      <text:p text:style-name="P1"><text:tab/>id_placa referencia Veiculo</text:p>
      <text:p text:style-name="P1"><text:tab/>id_proprietario referencia Proprietario</text:p>
      <text:p text:style-name="P1"/>
      <text:p text:style-name="P1"><text:span text:style-name="T10">Setor</text:span>(<text:span text:style-name="T2">id_setor</text:span>, descricao, identificacao)</text:p>
      <text:p text:style-name="P1"/>
      <text:p text:style-name="P1"><text:span text:style-name="T10">Vaga</text:span><text:span text:style-name="T2">(id_vaga</text:span>, <text:span text:style-name="T2"><text:s/>id_setor,</text:span> identificacao, porte, descricao)</text:p>
      <text:p text:style-name="P1"><text:tab/>id_setor referencia Setor</text:p>
      <text:p text:style-name="P1"/>
      <text:p text:style-name="P1"><text:span text:style-name="T10">Locacao</text:span>(<text:span text:style-name="T2">id_dataHoraChegada</text:span>, <text:span text:style-name="T2">id_pagamento</text:span>, <text:span text:style-name="T3">id_placa</text:span><text:span text:style-name="T9">, </text:span><text:span text:style-name="T3">id_vaga</text:span><text:span text:style-name="T9">,</text:span> dataHoraSaida)</text:p>
      <text:p text:style-name="P1"><text:tab/>id_pagamento referencia Pagamento</text:p>
      <text:p text:style-name="P1"><text:tab/><text:span text:style-name="T9">id_placa referencia Veiculo</text:span></text:p>
      <text:p text:style-name="P1"><text:tab/><text:span text:style-name="T9">id_vaga referencia Vaga</text:span></text:p>
      <text:p text:style-name="P1"/>
      <text:p text:style-name="P1"><text:span text:style-name="T10">Pagamento</text:span>(<text:span text:style-name="T2">id_pagamento</text:span>, valor, data)</text:p>
      <text:p text:style-name="P1"/>
      <text:p text:style-name="P3">DDL</text:p>
      <text:p text:style-name="P3"/>
      <text:p text:style-name="P3"/>
      <text:p text:style-name="P4">CREATE TABLE Veiculo( <text:span text:style-name="T4">id_placa </text:span><text:span text:style-name="T11">serial not null primary key,</text:span></text:p>
      <text:p text:style-name="P16"><text:tab/><text:tab/><text:tab/><text:tab/>ano_fabricacao smallint not null,</text:p>
      <text:p text:style-name="P16"><text:tab/><text:tab/><text:tab/><text:tab/>modelo varchar(100) not null,</text:p>
      <text:p text:style-name="P5"><text:span text:style-name="T11"><text:tab/><text:tab/><text:tab/><text:tab/>cor </text:span><text:span text:style-name="T12">varchar(100) not null</text:span></text:p>
      <text:p text:style-name="P19"><text:tab/><text:tab/><text:tab/><text:tab/>);</text:p>
      <text:p text:style-name="P19"/>
      <text:p text:style-name="P6">CREATE TABLE <text:span text:style-name="T1">Proprietario</text:span>( <text:span text:style-name="T4">id_</text:span><text:span text:style-name="T5">proprietario</text:span><text:span text:style-name="T11"> serial not null primary key,</text:span></text:p>
      <text:p text:style-name="P6"><text:span text:style-name="T11"><text:tab/><text:tab/><text:tab/><text:tab/></text:span><text:span text:style-name="T14">cnh char(11) not null </text:span><text:span text:style-name="T15">unique check (cnh</text:span><text:span text:style-name="T11">, ‘</text:span><text:span text:style-name="T15">^[0-9]{11}$’),</text:span></text:p>
      <text:p text:style-name="P7"><text:span text:style-name="T11"><text:tab/><text:tab/><text:tab/><text:tab/></text:span><text:span text:style-name="T16">data_nascimento</text:span><text:span text:style-name="T11"> </text:span><text:span text:style-name="T17">date</text:span><text:span text:style-name="T11"> not null,</text:span></text:p>
      <text:p text:style-name="P7"><text:span text:style-name="T11"><text:tab/><text:tab/><text:tab/><text:tab/></text:span><text:span text:style-name="T18">nome</text:span><text:span text:style-name="T11"> </text:span><text:span text:style-name="T12">varchar(100) not null,</text:span></text:p>
      <text:p text:style-name="P7"><text:span text:style-name="T12"><text:tab/><text:tab/><text:tab/><text:tab/></text:span><text:span text:style-name="T17">sobrenome</text:span><text:span text:style-name="T11"> </text:span><text:span text:style-name="T12">varchar(100) not null,</text:span></text:p>
      <text:p text:style-name="P8"><text:span text:style-name="T12"><text:tab/><text:tab/><text:tab/><text:tab/></text:span><text:span text:style-name="T19">cpf</text:span><text:span text:style-name="T14"> char(11) not null </text:span><text:span text:style-name="T15">unique check (</text:span><text:span text:style-name="T21">cpf</text:span><text:span text:style-name="T11">, ‘</text:span><text:span text:style-name="T15">^[0-9]{11}$’),</text:span></text:p>
      <text:p text:style-name="P9"><text:span text:style-name="T15"><text:tab/><text:tab/><text:tab/><text:tab/></text:span><text:span text:style-name="T19">identidade</text:span><text:span text:style-name="T14"> char(1</text:span><text:span text:style-name="T20">2</text:span><text:span text:style-name="T14">) not null </text:span><text:span text:style-name="T15">unique check (</text:span><text:span text:style-name="T19">identidade</text:span><text:span text:style-name="T11">, ‘</text:span><text:span text:style-name="T15">^[0-9]{1</text:span><text:span text:style-name="T20">2</text:span><text:span text:style-name="T15">}$’)</text:span></text:p>
      <text:p text:style-name="P20"><text:tab/><text:tab/><text:tab/><text:tab/>);</text:p>
      <text:p text:style-name="P20"/>
      <text:p text:style-name="P10">CREATE TABLE <text:span text:style-name="T1">Propriedade</text:span>( <text:span text:style-name="T4">id_</text:span><text:span text:style-name="T5">proprietario</text:span><text:span text:style-name="T11"> </text:span><text:span text:style-name="T22">integer</text:span><text:span text:style-name="T11"> not null ,</text:span></text:p>
      <text:p text:style-name="P10"><text:span text:style-name="T11"><text:tab/><text:tab/><text:tab/><text:tab/></text:span><text:span text:style-name="T4">id_</text:span><text:span text:style-name="T6">placa</text:span><text:span text:style-name="T4"> </text:span><text:span text:style-name="T6">integer</text:span><text:span text:style-name="T11"> not null ,</text:span></text:p>
      <text:p text:style-name="P10"><text:span text:style-name="T11"><text:tab/><text:tab/><text:tab/><text:tab/></text:span><text:span text:style-name="T22">primary key(id_placa, id_ </text:span><text:span text:style-name="T13">proprietario</text:span><text:span text:style-name="T22">)</text:span></text:p>
      <text:p text:style-name="P21"><text:tab/><text:tab/><text:tab/><text:tab/>);</text:p>
      <text:p text:style-name="P19"/>
      <text:p text:style-name="P10">CREATE TABLE <text:span text:style-name="T24">Setor</text:span>( <text:span text:style-name="T4">id_</text:span><text:span text:style-name="T6">setor </text:span><text:span text:style-name="T25"><text:s/></text:span><text:span text:style-name="T11">serial not null primary key,</text:span></text:p>
      <text:p text:style-name="P17"><text:tab/><text:tab/><text:tab/><text:tab/><text:span text:style-name="T24">descricao</text:span> varchar(100) not null,</text:p>
      <text:p text:style-name="P10"><text:span text:style-name="T11"><text:tab/><text:tab/><text:tab/><text:tab/></text:span><text:span text:style-name="T22">identificacao</text:span><text:span text:style-name="T11"> </text:span><text:span text:style-name="T22">smallint</text:span><text:span text:style-name="T12"> not null</text:span></text:p>
      <text:p text:style-name="P21"><text:tab/><text:tab/><text:tab/><text:tab/>);</text:p>
      <text:p text:style-name="P21"/>
      <text:p text:style-name="P21"/>
      <text:p text:style-name="P21"/>
      <text:p text:style-name="P21"><text:soft-page-break/></text:p>
      <text:p text:style-name="P11">CREATE TABLE <text:span text:style-name="T27">Vaga</text:span>( <text:span text:style-name="T4">id_</text:span><text:span text:style-name="T7">vaga</text:span><text:span text:style-name="T6"> </text:span><text:span text:style-name="T25"><text:s/></text:span><text:span text:style-name="T11">serial not null primary key,</text:span></text:p>
      <text:p text:style-name="P18"><text:tab/><text:tab/><text:tab/><text:tab/><text:span text:style-name="T24">descricao</text:span> varchar(100) not null,</text:p>
      <text:p text:style-name="P18"><text:tab/><text:tab/><text:tab/><text:tab/><text:span text:style-name="T24">identificacao</text:span> <text:span text:style-name="T24">smallint not null,</text:span></text:p>
      <text:p text:style-name="P18"><text:tab/><text:tab/><text:tab/><text:tab/><text:span text:style-name="T27">porte varchar(100) not null,</text:span></text:p>
      <text:p text:style-name="P18"><text:tab/><text:tab/><text:tab/><text:tab/><text:span text:style-name="T27">id_setor integer not null</text:span></text:p>
      <text:p text:style-name="P22"><text:tab/><text:tab/><text:tab/><text:tab/>);</text:p>
      <text:p text:style-name="P22"/>
      <text:p text:style-name="P11">CREATE TABLE <text:span text:style-name="T1">Locacao</text:span>(<text:span text:style-name="T8">id_dataHoraChegada</text:span><text:span text:style-name="T25"> </text:span><text:span text:style-name="T26">date</text:span><text:span text:style-name="T11"> not null primary key,</text:span></text:p>
      <text:p text:style-name="P11"><text:span text:style-name="T11"><text:tab/><text:tab/><text:tab/><text:tab/> </text:span><text:span text:style-name="T16">dataHoraSaida </text:span><text:span text:style-name="T23">date not null,</text:span></text:p>
      <text:p text:style-name="P18"><text:tab/><text:tab/><text:tab/><text:tab/><text:span text:style-name="T1">id_pagamento integer not null,</text:span></text:p>
      <text:p text:style-name="P18"><text:tab/><text:tab/><text:tab/><text:tab/><text:span text:style-name="T9">id_placa integer not null,</text:span></text:p>
      <text:p text:style-name="P18"><text:tab/><text:tab/><text:tab/><text:tab/><text:span text:style-name="T9">id_vaga integer not null</text:span></text:p>
      <text:p text:style-name="P22"><text:tab/><text:tab/><text:tab/><text:tab/>);</text:p>
      <text:p text:style-name="P23"/>
      <text:p text:style-name="P11">CREATE TABLE <text:span text:style-name="T28">Pagamento</text:span>( <text:span text:style-name="T4">id_</text:span><text:span text:style-name="T7">pagamento</text:span><text:span text:style-name="T6"> </text:span><text:span text:style-name="T25"><text:s/></text:span><text:span text:style-name="T11">serial not null primary key,</text:span></text:p>
      <text:p text:style-name="P18"><text:tab/><text:tab/><text:tab/><text:tab/><text:span text:style-name="T27">valor real</text:span> not null,</text:p>
      <text:p text:style-name="P18"><text:tab/><text:tab/><text:tab/><text:tab/><text:span text:style-name="T27">data</text:span> <text:span text:style-name="T27">date not null,</text:span></text:p>
      <text:p text:style-name="P22"><text:tab/><text:tab/><text:tab/><text:tab/>);</text:p>
      <text:p text:style-name="P24"/>
      <text:p text:style-name="P29">-------------- Add foreign key</text:p>
      <text:p text:style-name="P28"/>
      <text:p text:style-name="P28">alter table Propriedade add foreign key(id_proprietario) references Proprietario;</text:p>
      <text:p text:style-name="P28">alter table Propriedade add foreign key(id_placa) references Veiculo;</text:p>
      <text:p text:style-name="P28"/>
      <text:p text:style-name="P28">alter table Vaga add foreign key(id_setor) references Setor;</text:p>
      <text:p text:style-name="P28"/>
      <text:p text:style-name="P28">alter table Locacao add foreign key(id_pagamento) references Pagamento;</text:p>
      <text:p text:style-name="P28">alter table Locacao add foreign key(id_placa) references Veiculo;</text:p>
      <text:p text:style-name="P28">alter table Locacao add foreign key(id_vaga) references Vaga;</text:p>
      <text:p text:style-name="P24"/>
      <text:p text:style-name="P24"/>
      <text:p text:style-name="P24"/>
      <text:p text:style-name="P12">QUESTÃO 2</text:p>
      <text:p text:style-name="P13">A → <text:s text:c="4"/><text:span text:style-name="T30">select from * Cidade;</text:span></text:p>
      <text:p text:style-name="P31"><text:tab/>drop table if exists <text:s/>Estado cascade;</text:p>
      <text:p text:style-name="P31"><text:tab/>select from * Regiao;</text:p>
      <text:p text:style-name="P31"><text:tab/>select from * Perfil;</text:p>
      <text:p text:style-name="P31"><text:tab/>select from * Usuario;</text:p>
      <text:p text:style-name="P31"><text:tab/>select from * Conta_PJ;</text:p>
      <text:p text:style-name="P31"/>
      <text:p text:style-name="P31"/>
      <text:p text:style-name="P14"><text:span text:style-name="T29">B</text:span><text:span text:style-name="T30"> → <text:s/>select razao_social from Conta_PJ where razao_social = ‘Comercio SA’ and <text:s/>razao_social.valor_conta_reais &gt; 100.000.00</text:span></text:p>
      <text:p text:style-name="P32"/>
      <text:p text:style-name="P26"><text:span text:style-name="T34">C</text:span><text:span text:style-name="T32"> → </text:span><text:span text:style-name="T33">delete from perfil where like = <text:s/>[‘A’]</text:span></text:p>
      <text:p text:style-name="P33"/>
      <text:p text:style-name="P15"><text:span text:style-name="T29">D</text:span><text:span text:style-name="T30"> → <text:s/></text:span><text:span text:style-name="T31">update conta_pj set cnpj = 22222222222222 where valor_conta_reais &gt;= 30.000.00; </text:span></text:p>
      <text:p text:style-name="P34"/>
      <text:p text:style-name="P34"/>
      <text:p text:style-name="P34"/>
      <text:p text:style-name="P34"/>
      <text:p text:style-name="P37"><text:soft-page-break/></text:p>
      <text:p text:style-name="P37">QUESTÃO 3</text:p>
      <text:p text:style-name="P37"/>
      <text:p text:style-name="P36">Generalizada seria uma entidade mais genérica que outras entidades tem em comum <text:s/>a ela, por isso a necessidade de criar uma entidade do tipo mais genérica onde outras entidades compartilham em comum a esta.</text:p>
      <text:p text:style-name="P36">Exclusiva quando é especifica há uma entidade apenas e não se tem a necessidade de outras entidades compartilharem do mesmo tipo.</text:p>
      <text:p text:style-name="P36"/>
      <text:p text:style-name="P38"/>
      <text:p text:style-name="P38"/>
      <text:p text:style-name="P38">QUESTÃO 5</text:p>
      <text:p text:style-name="P35"/>
      <text:p text:style-name="P27"/>
      <text:p text:style-name="P25">DDL – linguagem de <text:span text:style-name="T35">definição</text:span> de dados, criam objeto abstrato da classe, como comandos create, alter, <text:s/>e já DML, modificam os atributos dentro das classes, com update, select.</text:p>
      <text:p text:style-name="P25">Esta é a principal diferença entre os dois.</text:p>
      <text:p text:style-name="P1"/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8:07:06.637000000</meta:creation-date>
    <dc:date>2019-11-12T09:43:40.251000000</dc:date>
    <meta:editing-duration>PT1H20M13S</meta:editing-duration>
    <meta:editing-cycles>26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75" meta:word-count="438" meta:character-count="3331" meta:non-whitespace-character-count="2819"/>
  </office:meta>
</office:document-meta>
</file>